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ackground-color="#FFFF00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4.88345238095238cm"/>
    </style:style>
    <style:style style:name="co2" style:family="table-column">
      <style:table-column-properties fo:break-before="auto" style:column-width="2.2527380952381cm"/>
    </style:style>
    <style:style style:name="co3" style:family="table-column">
      <style:table-column-properties fo:break-before="auto" style:column-width="1.81428571428571cm"/>
    </style:style>
    <style:style style:name="ro1" style:family="table-row">
      <style:table-row-properties style:row-height="12.45pt" style:use-optimal-row-height="true" fo:break-before="auto"/>
    </style:style>
    <style:style style:name="ro2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Sequence</text:p>
          </table:table-cell>
          <table:table-cell office:value-type="string" table:style-name="ce1">
            <text:p>Mutant 1</text:p>
          </table:table-cell>
          <table:table-cell office:value-type="string" table:style-name="ce1">
            <text:p>Mutant 2</text:p>
          </table:table-cell>
          <table:table-cell office:value-type="string" table:style-name="ce1">
            <text:p>Mutant 3</text:p>
          </table:table-cell>
          <table:table-cell office:value-type="string" table:style-name="ce1">
            <text:p>PercentGpA</text:p>
          </table:table-cell>
          <table:table-cell office:value-type="string" table:style-name="ce1">
            <text:p>PercentStd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toxgreen</text:p>
          </table:table-cell>
          <table:table-cell office:value-type="string" table:style-name="ce1">
            <text:p>toxgreen_std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LLLAFLL<text:span text:style-name="T1">T</text:span>VLLLLL<text:span text:style-name="T1">S</text:span>ILILI</text:p>
          </table:table-cell>
          <table:table-cell office:value-type="string" table:style-name="ce2">
            <text:p>LLLLAFLL<text:span text:style-name="T1">V</text:span>VLLLLLSILILI</text:p>
          </table:table-cell>
          <table:table-cell office:value-type="string" table:style-name="ce2">
            <text:p>LLLLAFLL<text:span text:style-name="T1">A</text:span>VLLLLLSILILI</text:p>
          </table:table-cell>
          <table:table-cell office:value-type="string" table:style-name="ce2">
            <text:p>LLLLAFLLTVLLLLL<text:span text:style-name="T1">A</text:span>ILILI</text:p>
          </table:table-cell>
          <table:table-cell office:value-type="float" office:value="0.44805918685481499" table:style-name="ce1">
            <text:p>0.448059187</text:p>
          </table:table-cell>
          <table:table-cell office:value-type="float" office:value="0.23370568515203599" table:style-name="ce1">
            <text:p>0.233705685</text:p>
          </table:table-cell>
          <table:table-cell office:value-type="string" table:style-name="ce1">
            <text:p>L</text:p>
          </table:table-cell>
          <table:table-cell office:value-type="float" office:value="51.166128963488198" table:style-name="ce1">
            <text:p>51.16612896</text:p>
          </table:table-cell>
          <table:table-cell office:value-type="float" office:value="1.4188261456624001" table:style-name="ce1">
            <text:p>1.4188261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LLLAILL<text:span text:style-name="T1">T</text:span>LLAVLFSLLILI</text:p>
          </table:table-cell>
          <table:table-cell office:value-type="string" table:style-name="ce3">
            <text:p>LLLLAILL<text:span text:style-name="T1">V</text:span>LLAVLFSLLILI</text:p>
          </table:table-cell>
          <table:table-cell office:value-type="string" table:style-name="ce3">
            <text:p>LLLLAILL<text:span text:style-name="T1">A</text:span>LLAVLFSLLILI</text:p>
          </table:table-cell>
          <table:table-cell table:style-name="ce1"/>
          <table:table-cell office:value-type="float" office:value="0.61235298355811296" table:style-name="ce4">
            <text:p>0.612352984</text:p>
          </table:table-cell>
          <table:table-cell office:value-type="float" office:value="5.9233210700412202E-2" table:style-name="ce4">
            <text:p>0.059233211</text:p>
          </table:table-cell>
          <table:table-cell office:value-type="string" table:style-name="ce4">
            <text:p>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LLLLALLLFVLTYLL<text:span text:style-name="T1">S</text:span>LLILI</text:p>
          </table:table-cell>
          <table:table-cell office:value-type="string" table:style-name="ce2">
            <text:p>LLLLALLLFVLTYLL<text:span text:style-name="T1">A</text:span>LLILI</text:p>
          </table:table-cell>
          <table:table-cell table:number-columns-repeated="2" table:style-name="ce1"/>
          <table:table-cell office:value-type="float" office:value="0.49929645795236299" table:style-name="ce1">
            <text:p>0.499296458</text:p>
          </table:table-cell>
          <table:table-cell office:value-type="float" office:value="3.5690233738704301E-2" table:style-name="ce1">
            <text:p>0.035690234</text:p>
          </table:table-cell>
          <table:table-cell office:value-type="string" table:style-name="ce1">
            <text:p>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LLLL<text:span text:style-name="T1">T</text:span>LLAVLISLLFLLILI</text:p>
          </table:table-cell>
          <table:table-cell office:value-type="string" table:style-name="ce3">
            <text:p>LLLLL<text:span text:style-name="T1">V</text:span>LLAVLISLLFLLILI</text:p>
          </table:table-cell>
          <table:table-cell office:value-type="string" table:style-name="ce3">
            <text:p>LLLLL<text:span text:style-name="T1">A</text:span>LLAVLISLLFLLILI</text:p>
          </table:table-cell>
          <table:table-cell table:style-name="ce1"/>
          <table:table-cell office:value-type="float" office:value="0.41418363848534301" table:style-name="ce4">
            <text:p>0.414183638</text:p>
          </table:table-cell>
          <table:table-cell office:value-type="float" office:value="0.21506317191002999" table:style-name="ce4">
            <text:p>0.215063172</text:p>
          </table:table-cell>
          <table:table-cell office:value-type="string" table:style-name="ce4">
            <text:p>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LLL<text:span text:style-name="T1">T</text:span>LLLALIVLLFSLLILI</text:p>
          </table:table-cell>
          <table:table-cell office:value-type="string" table:style-name="ce3">
            <text:p>LLLL<text:span text:style-name="T1">V</text:span>LLLALIVLLFSLLILI</text:p>
          </table:table-cell>
          <table:table-cell office:value-type="string" table:style-name="ce3">
            <text:p>LLLL<text:span text:style-name="T1">A</text:span>LLLALIVLLFSLLILI</text:p>
          </table:table-cell>
          <table:table-cell table:style-name="ce1"/>
          <table:table-cell office:value-type="float" office:value="0.47104765160030798" table:style-name="ce4">
            <text:p>0.471047652</text:p>
          </table:table-cell>
          <table:table-cell office:value-type="float" office:value="0.120820148463143" table:style-name="ce4">
            <text:p>0.120820148</text:p>
          </table:table-cell>
          <table:table-cell office:value-type="string" table:style-name="ce4">
            <text:p>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LLLLVALL<text:span text:style-name="T1">T</text:span>ILFLLL<text:span text:style-name="T1">S</text:span>LLILI</text:p>
          </table:table-cell>
          <table:table-cell office:value-type="string" table:style-name="ce2">
            <text:p>LLLLVALL<text:span text:style-name="T1">V</text:span>ILFLLLSLLILI</text:p>
          </table:table-cell>
          <table:table-cell office:value-type="string" table:style-name="ce2">
            <text:p>LLLLVALL<text:span text:style-name="T1">A</text:span>ILFLLLSLLILI</text:p>
          </table:table-cell>
          <table:table-cell office:value-type="string" table:style-name="ce2">
            <text:p>LLLLVALLTILFLLL<text:span text:style-name="T1">A</text:span>LLILI</text:p>
          </table:table-cell>
          <table:table-cell office:value-type="float" office:value="0.46817812967552103" table:style-name="ce1">
            <text:p>0.46817813</text:p>
          </table:table-cell>
          <table:table-cell office:value-type="float" office:value="2.5700054044688399E-2" table:style-name="ce1">
            <text:p>0.025700054</text:p>
          </table:table-cell>
          <table:table-cell office:value-type="string" table:style-name="ce1">
            <text:p>L</text:p>
          </table:table-cell>
          <table:table-cell office:value-type="float" office:value="73.029092821307202" table:style-name="ce1">
            <text:p>73.02909282</text:p>
          </table:table-cell>
          <table:table-cell office:value-type="float" office:value="4.9596772224221599" table:style-name="ce1">
            <text:p>4.9596772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LLVALL<text:span text:style-name="T1">T</text:span>ILLALLFSLLILI</text:p>
          </table:table-cell>
          <table:table-cell office:value-type="string" table:style-name="ce2">
            <text:p>LLLVALL<text:span text:style-name="T1">V</text:span>ILLALLFSLLILI</text:p>
          </table:table-cell>
          <table:table-cell office:value-type="string" table:style-name="ce2">
            <text:p>LLLVALL<text:span text:style-name="T1">A</text:span>ILLALLFSLLILI</text:p>
          </table:table-cell>
          <table:table-cell table:style-name="ce1"/>
          <table:table-cell office:value-type="float" office:value="0.41393525416577598" table:style-name="ce1">
            <text:p>0.413935254</text:p>
          </table:table-cell>
          <table:table-cell office:value-type="float" office:value="0.14809460169350899" table:style-name="ce1">
            <text:p>0.148094602</text:p>
          </table:table-cell>
          <table:table-cell office:value-type="string" table:style-name="ce1">
            <text:p>L</text:p>
          </table:table-cell>
          <table:table-cell office:value-type="float" office:value="59.893975355665702" table:style-name="ce1">
            <text:p>59.89397536</text:p>
          </table:table-cell>
          <table:table-cell office:value-type="float" office:value="2.1311422472727801" table:style-name="ce1">
            <text:p>2.1311422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LLALLLVTLLAYLL<text:span text:style-name="T1">S</text:span>FLILI</text:p>
          </table:table-cell>
          <table:table-cell office:value-type="string" table:style-name="ce3">
            <text:p>LLLALLLVTLLAYLL<text:span text:style-name="T1">A</text:span>FLILI</text:p>
          </table:table-cell>
          <table:table-cell table:number-columns-repeated="2" table:style-name="ce1"/>
          <table:table-cell office:value-type="float" office:value="0.49251513919101297" table:style-name="ce4">
            <text:p>0.492515139</text:p>
          </table:table-cell>
          <table:table-cell office:value-type="float" office:value="1.84481199243734E-2" table:style-name="ce4">
            <text:p>0.01844812</text:p>
          </table:table-cell>
          <table:table-cell office:value-type="string" table:style-name="ce4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LLA<text:span text:style-name="T1">T</text:span>LLISLLFTLLVLLILI</text:p>
          </table:table-cell>
          <table:table-cell office:value-type="string" table:style-name="ce3">
            <text:p>LLLA<text:span text:style-name="T1">V</text:span>LLISLLFTLLVLLILI</text:p>
          </table:table-cell>
          <table:table-cell office:value-type="string" table:style-name="ce3">
            <text:p>LLLA<text:span text:style-name="T1">A</text:span>LLISLLFTLLVLLILI</text:p>
          </table:table-cell>
          <table:table-cell table:style-name="ce1"/>
          <table:table-cell office:value-type="float" office:value="0.42605486826654498" table:style-name="ce4">
            <text:p>0.426054868</text:p>
          </table:table-cell>
          <table:table-cell office:value-type="float" office:value="9.4630240081442205E-2" table:style-name="ce4">
            <text:p>0.09463024</text:p>
          </table:table-cell>
          <table:table-cell office:value-type="string" table:style-name="ce4">
            <text:p>R</text:p>
          </table:table-cell>
          <table:table-cell office:value-type="float" office:value="84.501357285996505" table:style-name="ce1">
            <text:p>84.50135729</text:p>
          </table:table-cell>
          <table:table-cell office:value-type="float" office:value="4.2926985823244603" table:style-name="ce1">
            <text:p>4.2926985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LLLF<text:span text:style-name="T1">Y</text:span>LLLTLLVALL<text:span text:style-name="T1">S</text:span>ILILI</text:p>
          </table:table-cell>
          <table:table-cell office:value-type="string" table:style-name="ce3">
            <text:p>LLLFYLLLTLLVALL<text:span text:style-name="T1">A</text:span>ILILI</text:p>
          </table:table-cell>
          <table:table-cell office:value-type="string" table:style-name="ce3">
            <text:p>LLLF<text:span text:style-name="T1">F</text:span>LLLTLLVALLSILILI</text:p>
          </table:table-cell>
          <table:table-cell table:style-name="ce1"/>
          <table:table-cell office:value-type="float" office:value="0.48031347350589898" table:style-name="ce4">
            <text:p>0.480313474</text:p>
          </table:table-cell>
          <table:table-cell office:value-type="float" office:value="6.2516492456222705E-2" table:style-name="ce4">
            <text:p>0.062516492</text:p>
          </table:table-cell>
          <table:table-cell office:value-type="string" table:style-name="ce4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LLLLILL<text:span text:style-name="T1">S</text:span>VLLAYLLTFLILI</text:p>
          </table:table-cell>
          <table:table-cell office:value-type="string" table:style-name="ce2">
            <text:p>LLLLILL<text:span text:style-name="T1">A</text:span>VLLAYLLTFLILI</text:p>
          </table:table-cell>
          <table:table-cell table:number-columns-repeated="2" table:style-name="ce1"/>
          <table:table-cell office:value-type="float" office:value="0.40253387271813101" table:style-name="ce1">
            <text:p>0.402533873</text:p>
          </table:table-cell>
          <table:table-cell office:value-type="float" office:value="2.86696242796558E-2" table:style-name="ce1">
            <text:p>0.028669624</text:p>
          </table:table-cell>
          <table:table-cell office:value-type="string" table:style-name="ce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LLL<text:span text:style-name="T1">T</text:span>LLVALL<text:span text:style-name="T1">S</text:span>TLLIFLILI</text:p>
          </table:table-cell>
          <table:table-cell office:value-type="string" table:style-name="ce3">
            <text:p>LLLL<text:span text:style-name="T1">V</text:span>LLVALLSTLLIFLILI</text:p>
          </table:table-cell>
          <table:table-cell office:value-type="string" table:style-name="ce3">
            <text:p>LLLL<text:span text:style-name="T1">A</text:span>LLVALLSTLLIFLILI</text:p>
          </table:table-cell>
          <table:table-cell office:value-type="string" table:style-name="ce3">
            <text:p>LLLLTLLVALL<text:span text:style-name="T1">A</text:span>TLLIFLILI</text:p>
          </table:table-cell>
          <table:table-cell office:value-type="float" office:value="0.40006331219506103" table:style-name="ce4">
            <text:p>0.400063312</text:p>
          </table:table-cell>
          <table:table-cell office:value-type="float" office:value="3.39616011731598E-2" table:style-name="ce4">
            <text:p>0.033961601</text:p>
          </table:table-cell>
          <table:table-cell office:value-type="string" table:style-name="ce4">
            <text:p>R</text:p>
          </table:table-cell>
          <table:table-cell office:value-type="float" office:value="35.957419593240502" table:style-name="ce1">
            <text:p>35.95741959</text:p>
          </table:table-cell>
          <table:table-cell office:value-type="float" office:value="13.393818094854399" table:style-name="ce1">
            <text:p>13.393818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LLTALLVALLFALL<text:span text:style-name="T1">S</text:span>LLILI</text:p>
          </table:table-cell>
          <table:table-cell office:value-type="string" table:style-name="ce2">
            <text:p>LLLTALLVALLFALL<text:span text:style-name="T1">A</text:span>LLILI</text:p>
          </table:table-cell>
          <table:table-cell table:number-columns-repeated="2" table:style-name="ce1"/>
          <table:table-cell office:value-type="float" office:value="0.44094035111789998" table:style-name="ce1">
            <text:p>0.440940351</text:p>
          </table:table-cell>
          <table:table-cell office:value-type="float" office:value="2.7982662333171E-2" table:style-name="ce1">
            <text:p>0.027982662</text:p>
          </table:table-cell>
          <table:table-cell office:value-type="string" table:style-name="ce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LLLVYLL<text:span text:style-name="T1">T</text:span>ILLALLL<text:span text:style-name="T1">S</text:span>FLILI</text:p>
          </table:table-cell>
          <table:table-cell office:value-type="string" table:style-name="ce2">
            <text:p>LLLVYLLTILLALLL<text:span text:style-name="T1">A</text:span>FLILI</text:p>
          </table:table-cell>
          <table:table-cell office:value-type="string" table:style-name="ce2">
            <text:p>LLLVYLL<text:span text:style-name="T1">V</text:span>ILLALLLSFLILI</text:p>
          </table:table-cell>
          <table:table-cell office:value-type="string" table:style-name="ce2">
            <text:p>LLLVYLL<text:span text:style-name="T1">A</text:span>ILLALLLSFLILI</text:p>
          </table:table-cell>
          <table:table-cell office:value-type="float" office:value="0.40656129127706903" table:style-name="ce1">
            <text:p>0.406561291</text:p>
          </table:table-cell>
          <table:table-cell office:value-type="float" office:value="6.7756868404960299E-2" table:style-name="ce1">
            <text:p>0.067756868</text:p>
          </table:table-cell>
          <table:table-cell office:value-type="string" table:style-name="ce1">
            <text:p>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2">
            <text:p>LLLYALL<text:span text:style-name="T1">T</text:span>TLL<text:span text:style-name="T1">S</text:span>VLLFLLILI</text:p>
          </table:table-cell>
          <table:table-cell office:value-type="string" table:style-name="ce2">
            <text:p>LLLYALL<text:span text:style-name="T1">V</text:span>TLLSVLLFLLILI</text:p>
          </table:table-cell>
          <table:table-cell office:value-type="string" table:style-name="ce2">
            <text:p>LLLYALL<text:span text:style-name="T1">A</text:span>TLLSVLLFLLILI</text:p>
          </table:table-cell>
          <table:table-cell office:value-type="string" table:style-name="ce2">
            <text:p>LLLYALLTTLL<text:span text:style-name="T1">A</text:span>VLLFLLILI</text:p>
          </table:table-cell>
          <table:table-cell office:value-type="float" office:value="0.44014436302903398" table:style-name="ce1">
            <text:p>0.440144363</text:p>
          </table:table-cell>
          <table:table-cell office:value-type="float" office:value="7.4168599067693797E-2" table:style-name="ce1">
            <text:p>0.074168599</text:p>
          </table:table-cell>
          <table:table-cell office:value-type="string" table:style-name="ce1">
            <text:p>R</text:p>
          </table:table-cell>
          <table:table-cell office:value-type="float" office:value="79.275450888986697" table:style-name="ce1">
            <text:p>79.27545089</text:p>
          </table:table-cell>
          <table:table-cell office:value-type="float" office:value="1.3355976014659601" table:style-name="ce1">
            <text:p>1.3355976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LLYALL<text:span text:style-name="T1">T</text:span>VLLALLL<text:span text:style-name="T1">S</text:span>FLILI</text:p>
          </table:table-cell>
          <table:table-cell office:value-type="string" table:style-name="ce2">
            <text:p>LLLYALL<text:span text:style-name="T1">V</text:span>VLLALLLSFLILI</text:p>
          </table:table-cell>
          <table:table-cell office:value-type="string" table:style-name="ce2">
            <text:p>LLLYALL<text:span text:style-name="T1">A</text:span>VLLALLLSFLILI</text:p>
          </table:table-cell>
          <table:table-cell office:value-type="string" table:style-name="ce2">
            <text:p>LLLYALLTVLLALLL<text:span text:style-name="T1">A</text:span>FLILI</text:p>
          </table:table-cell>
          <table:table-cell office:value-type="float" office:value="0.41809273569856698" table:style-name="ce1">
            <text:p>0.418092736</text:p>
          </table:table-cell>
          <table:table-cell office:value-type="float" office:value="2.1337423022295701E-2" table:style-name="ce1">
            <text:p>0.021337423</text:p>
          </table:table-cell>
          <table:table-cell office:value-type="string" table:style-name="ce1">
            <text:p>R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heet1.A1:Sheet1.I1048576" table:name="__Anonymous_Sheet_DB__0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Gilbert Loiseau</meta:initial-creator>
    <dc:creator>GILBERT LOISEAU</dc:creator>
    <meta:creation-date>2024-02-21T13:37:48Z</meta:creation-date>
    <dc:date>2024-03-27T21:20:30Z</dc:date>
    <meta:editing-cycles>2</meta:editing-cycles>
    <meta:editing-duration>PT1088S</meta:editing-duration>
  </office:meta>
</office:document-meta>
</file>